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Subtitle">
      <style:paragraph-properties fo:break-before="page"/>
    </style:style>
    <style:style style:name="P5" style:family="paragraph" style:parent-style-name="Heading_20_3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w to Use the Power*Architect</text:p>
      <text:p text:style-name="Subtitle">Power*Architect User Interface</text:p>
      <text:p text:style-name="Standard">(TODO: Add a screenshoot of the Architect with labels of its components)</text:p>
      <text:p text:style-name="Subtitle">Using Diagram Components</text:p>
      <text:h text:style-name="Heading_20_3" text:outline-level="3">Creating New Tables</text:h>
      <text:p text:style-name="Text_20_body">There are two ways to create new tables in Power*Architect. <text:s/>The first way is to click on the New Table Icon (TODO: get a screenshot of the icon) on the sidebar menu. <text:s/>The cursor should turn into a “+” cursor indicating the mode change. <text:s/>Simply click on the playpen on the spot you desire to place the new table at. <text:s/>The other method to create a table is to right click on the playpen and select the “New Table” option. <text:s/>A newly created table should then be placed at the point of the right click. <text:s/></text:p>
      <text:h text:style-name="Heading_20_3" text:outline-level="3">Editting Tables</text:h>
      <text:p text:style-name="Text_20_body">To edit a table, right click on the table title and select “Table Properties”. <text:s/>This should popup the Table Properties dialog.</text:p>
      <text:p text:style-name="Text_20_body">In this dialog, you can:</text:p>
      <text:list text:style-name="L1">
        <text:list-item>
          <text:p text:style-name="P1">Change the name of the table</text:p>
        </text:list-item>
        <text:list-item>
          <text:p text:style-name="P1">Rename the primary key section of the table</text:p>
        </text:list-item>
        <text:list-item>
          <text:p text:style-name="P1">Add comments/notes about the table</text:p>
        </text:list-item>
      </text:list>
      <text:p text:style-name="Text_20_body"/>
      <text:h text:style-name="Heading_20_3" text:outline-level="3">Creating a New Column</text:h>
      <text:p text:style-name="Text_20_body">First select the table the new column will be placed in. <text:s/>Click on the "Insert Column" button and a column should be created in the selected table. (TODO: get a screenshot of the icon) <text:s text:c="2"/>Another way to add a new column is to right click on a table and select the "New Column..." option.</text:p>
      <text:p text:style-name="Text_20_body"/>
      <text:h text:style-name="Heading_20_3" text:outline-level="3">Editting a Column</text:h>
      <text:p text:style-name="Text_20_body">Select the desired column, right click and select "Column Properties". <text:s/>The Edit Column Properties dialog should pop up. <text:s/></text:p>
      <text:p text:style-name="Text_20_body">In this dialog you can:</text:p>
      <text:list text:style-name="L2">
        <text:list-item>
          <text:p text:style-name="P2">Rename the column</text:p>
        </text:list-item>
        <text:list-item>
          <text:p text:style-name="P2">Change the type of data the column holds</text:p>
        </text:list-item>
        <text:list-item>
          <text:p text:style-name="P2">Set the precision of the data</text:p>
        </text:list-item>
        <text:list-item>
          <text:p text:style-name="P2">Set the scale </text:p>
        </text:list-item>
        <text:list-item>
          <text:p text:style-name="P2">Indicate if the column is in the primary key or not</text:p>
        </text:list-item>
        <text:list-item>
          <text:p text:style-name="P2">Indicate if the column should handle null information or not</text:p>
        </text:list-item>
        <text:list-item>
          <text:p text:style-name="P2">Indicate if auto increment is allowed or not</text:p>
        </text:list-item>
        <text:list-item>
          <text:p text:style-name="P2">Add additional comments about the column</text:p>
        </text:list-item>
        <text:list-item>
          <text:p text:style-name="P2">Set a default value for the column</text:p>
        </text:list-item>
      </text:list>
      <text:p text:style-name="Text_20_body"/>
      <text:h text:style-name="Heading_20_3" text:outline-level="3">Creating a New Column Directly into the Primary Key</text:h>
      <text:p text:style-name="Text_20_body">If a table has existing columns in the primary key and you wish to create new columns within the primary key, select a column that is already in the desired primary key and then create a new column. <text:s/>The newly created column should be placed within the primary key as well.</text:p>
      <text:p text:style-name="Heading"/>
      <text:h text:style-name="Heading_20_3" text:outline-level="3">Dragging Columns</text:h>
      <text:p text:style-name="Text_20_body">The Power*Architect allows you to drag columns within a table's key and from table to table freely. <text:s/>Simply select the desired columns and drag them into the desired destination. <text:s/>For now, only one column could be moved at a time.</text:p>
      <text:p text:style-name="Text_20_body"/>
      <text:h text:style-name="Heading_20_3" text:outline-level="3">Creating Non-Identifying and Identifying Relationships</text:h>
      <text:p text:style-name="Text_20_body">To create a relationship, select the desired type of relationship on the Playpen ToolBar. <text:s/>(TODO: get a screenshot of the icon) The cursor should change to the "+" cursor to indicate the mode change. (TODO: might want to use a different cusor so the user can differentiate creating tables and creating relationship) <text:s/>First click on the parent table and then click on the child table. (TODO: We need some kind of indicator to show that a parent table has been selected) <text:s/>Once this has been done, the relationship should be created and seen as a link between the two tables. </text:p>
      <text:p text:style-name="Text_20_body"/>
      <text:h text:style-name="Heading_20_3" text:outline-level="3">Editting Relationship</text:h>
      <text:p text:style-name="Text_20_body">Select the desired relationship and right click on the relationship. <text:s/>Choose the "Relationship Property" options. <text:s/>This can also be done by selecting the relationship and clicking on the edit relationship button (TODO: add the icon). <text:s/>In both cases, it should bring up the Edit Relationship dialog. <text:s/></text:p>
      <text:p text:style-name="Text_20_body">Here you can:</text:p>
      <text:list text:style-name="L3">
        <text:list-item>
          <text:p text:style-name="P3">Rename the relationship</text:p>
        </text:list-item>
        <text:list-item>
          <text:p text:style-name="P3">Choose the relationship type</text:p>
        </text:list-item>
        <text:list-item>
          <text:p text:style-name="P3">Change the primary key end cardinality</text:p>
        </text:list-item>
        <text:list-item>
          <text:p text:style-name="P3">Change the foreign key end cardinality</text:p>
        </text:list-item>
      </text:list>
      <text:p text:style-name="Text_20_body"/>
      <text:h text:style-name="Heading_20_3" text:outline-level="3">Selecting Multiple Items in the Playpen</text:h>
      <text:p text:style-name="Text_20_body">There are two ways to select multiple items in the playpen. <text:s/>One way is to hold down the shift key or the ctrl key as more items are being selected. <text:s/>The alternative method is to use the selection box.</text:p>
      <text:p text:style-name="Text_20_body"/>
      <text:h text:style-name="Heading_20_3" text:outline-level="3">Relocating Objects in the Playpen</text:h>
      <text:p text:style-name="Text_20_body">The Power*Architect allows diagram objects to move around freely in the playpen. <text:s/>To do so, first select the items you want to move in the Playpen. <text:s/>Click and hold on one of the selected item and drag the items to a desired spot on the playpen.</text:p>
      <text:p text:style-name="Text_20_body"/>
      <text:p text:style-name="Heading">Deleting Diagram Components</text:p>
      <text:p text:style-name="Text_20_body">Select the desired diagram components on the playpen and click on the delete items button on the Playpen Toolbar. <text:s/>It is also possible to delete the selected items by right clicking on one of the components and selecting "Delete Selected".</text:p>
      <text:p text:style-name="Text_20_body">(TODO: Currently if a column and a table/relationship is selected, deleting the items will delete the entire table the column belongs to, this seems to be an undesired behaviour)</text:p>
      <text:p text:style-name="Text_20_body"/>
      <text:p text:style-name="Text_20_body"/>
      <text:p text:style-name="Text_20_body"/>
      <text:p text:style-name="Text_20_body"/>
      <text:p text:style-name="P4">Database Usage in Power*Architect</text:p>
      <text:h text:style-name="Heading_20_3" text:outline-level="3">Adding New Connection to the Power*Architect</text:h>
      <text:p text:style-name="Text_20_body">To add a new connection, go to "Add Connections" under "Connections" and select "New Connection.." at the top. <text:s/>The other method is to right click a white space on the Database Tree and select "New Connection" under "Add Connections". <text:s/>Both ways should open up this dialog:<text:line-break/><text:line-break/>(TODO: Add a screenshot of the adding connections dialog).</text:p>
      <text:p text:style-name="Text_20_body"/>
      <text:p text:style-name="Text_20_body">Fill in the requirements based on the JDBC driver you selected. <text:s/>When you are finished, press the OK button. <text:s/>(TODO: The architect should let the user know right away if the connection was connected successfully or not). <text:s/>Any new connection will automatically be added in the user-preference.</text:p>
      <text:p text:style-name="Text_20_body">(TODO: If the user has too many connections [more than the height of the Architect window] , the architect does not have the ability to show all of them)</text:p>
      <text:p text:style-name="Text_20_body">(TODO: We might want to let users delete connections out of the list of playpen they could choose from)</text:p>
      <text:p text:style-name="Text_20_body"/>
      <text:h text:style-name="Heading_20_3" text:outline-level="3">Adding an Existing Connection</text:h>
      <text:p text:style-name="Text_20_body">Right click on empty space in the Database Tree and go to "Add Connection", there it should show all database that was previously stored on the Architect</text:p>
      <text:p text:style-name="Text_20_body"/>
      <text:h text:style-name="Heading_20_3" text:outline-level="3">Editting Database Connection Properties</text:h>
      <text:p text:style-name="Text_20_body">Select the database connection you wish to change and go to "Connections" and select the option "Connection Properties..", this should lead you to the Connection Setting dialog. <text:s/>An alternate solution is to right click on the database and select "Connection Properties..." option.</text:p>
      <text:p text:style-name="Text_20_body"/>
      <text:h text:style-name="Heading_20_3" text:outline-level="3">Removing Database Connection</text:h>
      <text:p text:style-name="Text_20_body">Select the database connection you wish to change and go to "Connections" and select the option "Remove Connection..". <text:s/>Right clicking on the database connection and selecting "Remove Connection.." will perform the same action.</text:p>
      <text:p text:style-name="Text_20_body"/>
      <text:h text:style-name="Heading_20_3" text:outline-level="3">Setting the Current Project Database</text:h>
      <text:p text:style-name="Text_20_body">The project database can be set to an existing database connection or the user can create a new connection for it as well. <text:s/>Setting the project database can be achieved in a few ways. <text:s/>The first method is to right click on any empty space on the playpen and go to "Set Target Database". <text:s/>Another option is to right click on the first item in the Database Tree (TODO: put in the unique icon) and choose "Set Target Database" from there.</text:p>
      <text:h text:style-name="Heading_20_3" text:outline-level="3">Navagiting through the Database Tree</text:h>
      <text:p text:style-name="Text_20_body">The Database Tree works like a tree-dropdown model. <text:s/>Clicking on the (TODO: add the icon here) will cause the component to expand display the items under that specific component. <text:s/>Each item will have an unique icon beside its name to identify the type of object it is. <text:s/>The diagram below shows what each icon mean:</text:p>
      <text:p text:style-name="Text_20_body"/>
      <text:p text:style-name="Text_20_body">(TODO: Add a legend stating what each icon means)</text:p>
      <text:p text:style-name="Text_20_body">Items that are in black font mean they have been viewed before whereas items in white font have not been viewed by the Power*Architect yet.</text:p>
      <text:p text:style-name="Text_20_body"/>
      <text:h text:style-name="Heading_20_3" text:outline-level="3">Moving Items from Database Tree</text:h>
      <text:p text:style-name="Text_20_body">To move items from the Database Tree to the playpen, simply select the desired items in the tree and drag them ontothe playpen. <text:s/>Depending on the size of the items dragged onto the playpen, it will take some time to load.</text:p>
      <text:p text:style-name="Text_20_body"/>
      <text:p text:style-name="Text_20_body"/>
      <text:h text:style-name="P5" text:outline-level="3">Find / Replace Function</text:h>
      <text:p text:style-name="Heading">What It Does:</text:p>
      <text:p text:style-name="Text_20_body">This functions searches the whole playpen for any relevant matches with the search constraints and dispalys the resulting matches. <text:s/>The user can request for those items to be focused on the screen.</text:p>
      <text:p text:style-name="Text_20_body"/>
      <text:p text:style-name="Heading">How to Use Find / Replace Function:</text:p>
      <text:p text:style-name="Text_20_body">Go to "Edit" under the menu bar and click on Find/Replace option. <text:s/>This should show the Find/Replace function. <text:s/>In this window, enter the search constraints and press "OK" when you are finished. <text:s/>This will popup a new window with your search result in a chart format (TODO: Add result window screenshot and refer to it in the context). <text:s/>You can rename the component by selecting the column in the list and clicking on "Rename Component". <text:s/>You can also have Power*Architect focus on a certain component by selecting the component in the list and press the "Show in Playpen".</text:p>
      <text:p text:style-name="Text_20_body"/>
      <text:h text:style-name="Heading_20_3" text:outline-level="3">Compare DataModel Function</text:h>
      <text:p text:style-name="Heading">What It Does:</text:p>
      <text:p text:style-name="Text_20_body">The Compare DataModel Function takes two database/Power*Architect project and compares and contrast the metadata of the two database/projects.</text:p>
      <text:p text:style-name="Text_20_body"/>
      <text:p text:style-name="Heading">How to use CompareDataModel Function:</text:p>
      <text:p text:style-name="Heading">Part 1:</text:p>
      <text:p text:style-name="Text_20_body">To bring up the Compare DataModel Function, either go to "Tools" and click "Compare DataModel" or just click the "Comapare DataModel" icon (TODO: put the Compare DataModel icon here) on the project toolbar. <text:s/>This will bring up the main Compare DataModel window. <text:s/>Here select the source and target models you want to compare and contrast. <text:s/>You can choose either the current playpen, an existing database or select a saved project file function. <text:s/>If one of or both the source and the target has invalid models, the start button will not enable. <text:s/>The similarities and differences can be displayed both in SQL Script language and in English.</text:p>
      <text:p text:style-name="Heading"><text:line-break/>Part 2:</text:p>
      <text:p text:style-name="Heading">In English</text:p>
      <text:p text:style-name="Text_20_body">If this option is selected, a side to side document should display stating the similarlities and differences of the source and target in plain english. <text:s/>In addition to the text, they are also colour coded. <text:s/>Below is a legend of what each colour means:</text:p>
      <text:p text:style-name="Text_20_body"><text:line-break/>(TODO:Add legend of what each colour means).</text:p>
      <text:p text:style-name="Text_20_body"/>
      <text:p text:style-name="Text_20_body">You can copy the text by pressing the copy button or save the result in a .txt format file.</text:p>
      <text:p text:style-name="Text_20_body"/>
      <text:p text:style-name="Heading">In SQLScript</text:p>
      <text:p text:style-name="Text_20_body">If this option is choosen, this will produce a SQL Script in whichever SQL language was choosen in Step 1 to make the source database look like the target database. <text:s/>You can either copy or save the result in a .txt format file. <text:s/>If the source has a valid connection database, the execute button will enable and you can directly execute the changes. <text:s/>If the source does not have a valid connection, the execute button is disabled.</text:p>
      <text:p text:style-name="Text_20_body"/>
      <text:h text:style-name="Heading_20_3" text:outline-level="3">Forward Engineering</text:h>
      <text:p text:style-name="Text_20_body"/>
      <text:h text:style-name="Heading_20_3" text:outline-level="3">QuickStart Wizard</text:h>
      <text:p text:style-name="Text_20_body"/>
      <text:p text:style-name="Text_20_body"/>
      <text:p text:style-name="Heading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CA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61in" style:writing-mode="page"/>
      <style:text-properties fo:color="#000000" style:font-name="Times New Roman" fo:font-size="12pt" fo:language="en" fo:country="CA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in" fo:margin-right="0in" fo:line-height="120%" fo:text-align="justify" style:justify-single-word="false" fo:text-indent="0in" style:auto-text-indent="false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indent="0in" style:auto-text-indent="false"/>
      <style:text-properties fo:language="none" fo:country="non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1pt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3937in" fo:margin-bottom="0.0827in" fo:text-indent="0in" style:auto-text-indent="false">
        <style:tab-stops/>
      </style:paragraph-properties>
      <style:text-properties fo:font-size="15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 New Roman"/>
    </style:style>
    <style:style style:name="Table_20_Contents" style:display-name="Table Contents" style:family="paragraph" style:parent-style-name="Text_20_body" style:class="extra">
      <style:paragraph-properties fo:margin-left="0in" fo:margin-right="0in" fo:text-align="start" style:justify-single-word="false" fo:text-indent="0in" style:auto-text-indent="false" text:number-lines="false" text:line-number="0"/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>
      <style:paragraph-properties fo:margin-top="0.361in" fo:margin-bottom="0.111in"/>
    </style:style>
    <style:style style:name="Table" style:family="paragraph" style:parent-style-name="Caption" style:next-style-name="Standard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1.1811in" fo:margin-right="0in" fo:text-indent="-1.1811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margin-left="0in" fo:margin-right="0in" fo:text-align="start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Standard" style:class="chapter">
      <style:paragraph-properties fo:margin-left="0in" fo:margin-right="0in" fo:text-align="start" style:justify-single-word="false" fo:text-indent="0in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next-style-name="Attribution" style:class="html">
      <style:paragraph-properties fo:margin-left="0.3937in" fo:margin-right="0.3937in" fo:margin-top="0.1181in" fo:margin-bottom="0.1181in" fo:text-indent="0in" style:auto-text-indent="false"/>
      <style:text-properties fo:font-size="10.5pt"/>
    </style:style>
    <style:style style:name="Preformatted_20_Text" style:display-name="Preformatted Text" style:family="paragraph" style:parent-style-name="Standard" style:class="html" style:master-page-name="">
      <style:paragraph-properties fo:margin-top="0.1181in" fo:margin-bottom="0.1181in" fo:line-height="120%" fo:background-color="#e6e6ff" fo:padding="0.0783in" fo:border="0.0008in solid #e6e6ff">
        <style:tab-stops/>
        <style:background-image/>
      </style:paragraph-properties>
      <style:text-properties style:font-name="Courier New" fo:font-size="11pt" fo:language="none" fo:country="none" style:font-name-asian="Cumberland" style:font-size-asian="10pt" style:font-name-complex="Cumberland" style:font-size-complex="10pt"/>
    </style:style>
    <style:style style:name="Term" style:family="paragraph" style:parent-style-name="Text_20_body" style:next-style-name="Definition" style:master-page-name="">
      <style:paragraph-properties fo:margin-top="0.0783in" fo:margin-bottom="0.0827in" fo:keep-with-next="always"/>
      <style:text-properties fo:font-weight="bold"/>
    </style:style>
    <style:style style:name="Definition" style:family="paragraph" style:parent-style-name="Text_20_body" style:next-style-name="Term">
      <style:paragraph-properties fo:margin-left="0.3937in" fo:margin-right="0in" fo:text-indent="0in" style:auto-text-indent="false"/>
    </style:style>
    <style:style style:name="Abstract" style:family="paragraph" style:parent-style-name="Text_20_body" style:next-style-name="Standard"/>
    <style:style style:name="Author" style:family="paragraph" style:parent-style-name="Text_20_body" style:next-style-name="Standard">
      <style:paragraph-properties fo:margin-left="0in" fo:margin-right="0in" fo:text-indent="0in" style:auto-text-indent="false"/>
      <style:text-properties style:font-name="Times New Roman1"/>
    </style:style>
    <style:style style:name="Attribution" style:family="paragraph" style:parent-style-name="Quotations" style:next-style-name="Standard">
      <style:paragraph-properties fo:text-align="end" style:justify-single-word="false"/>
      <style:text-properties fo:font-size="10.5pt" fo:font-style="italic"/>
    </style:style>
    <style:style style:name="Copyright" style:family="paragraph" style:parent-style-name="Standard" style:next-style-name="Standard">
      <style:text-properties fo:font-size="0pt"/>
    </style:style>
    <style:style style:name="Bibliomisc" style:family="paragraph" style:parent-style-name="Text_20_body" style:next-style-name="Standard"/>
    <style:style style:name="Note" style:family="paragraph" style:parent-style-name="Text_20_body" style:next-style-name="Standard">
      <style:paragraph-properties fo:margin-left="0.1181in" fo:margin-right="0in" fo:text-indent="0in" style:auto-text-indent="false" fo:padding="0.0984in" fo:border-left="0.0346in solid #c0c0c0" fo:border-right="none" fo:border-top="none" fo:border-bottom="none"/>
      <style:text-properties fo:font-size="11pt" fo:font-style="normal"/>
    </style:style>
    <style:style style:name="Pubdate" style:family="paragraph" style:parent-style-name="Standard" style:next-style-name="Standard">
      <style:paragraph-properties fo:margin-top="0.1575in" fo:margin-bottom="0.1575in"/>
      <style:text-properties fo:font-style="normal"/>
    </style:style>
    <style:style style:name="Authorblurb" style:family="paragraph" style:parent-style-name="Text_20_body" style:next-style-name="Standard"/>
    <style:style style:name="Legalnotice" style:family="paragraph" style:parent-style-name="Standard" style:next-style-name="Standard">
      <style:text-properties fo:font-size="10.5pt"/>
    </style:style>
    <style:style style:name="ProgramListing" style:family="paragraph" style:parent-style-name="Preformatted_20_Text" style:next-style-name="Table" style:master-page-name="">
      <style:paragraph-properties fo:text-align="start" style:justify-single-word="false"/>
    </style:style>
    <style:style style:name="Corpauthor" style:family="paragraph" style:parent-style-name="Text_20_body" style:next-style-name="Standard"/>
    <style:style style:name="Editor" style:family="paragraph" style:parent-style-name="Author" style:next-style-name="Standard"/>
    <style:style style:name="Othercredit" style:family="paragraph" style:parent-style-name="Author" style:next-style-name="Standard"/>
    <style:style style:name="Literallayout" style:family="paragraph" style:parent-style-name="Text_20_body" style:next-style-name="Standard"/>
    <style:style style:name="Releaseinfo" style:family="paragraph" style:parent-style-name="Standard" style:next-style-name="Standard">
      <style:paragraph-properties fo:margin-top="0.1575in" fo:margin-bottom="0.1575in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Times New Roman1" fo:font-size="10.5pt" fo:language="none" fo:country="non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font-name="Courier New" fo:font-size="10.5pt" fo:language="none" fo:country="none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umberland" style:font-name-asian="Cumberland" style:font-name-complex="Cumberland"/>
    </style:style>
    <style:style style:name="Variable" style:family="text">
      <style:text-properties fo:color="#008000" fo:font-style="italic" style:font-style-asian="italic" style:font-style-complex="italic"/>
    </style:style>
    <style:style style:name="Teletype" style:family="text">
      <style:text-properties fo:color="#800000" style:font-name="Courier New" fo:font-size="11pt" fo:language="none" fo:country="none" style:font-name-asian="Cumberland" style:font-name-complex="Cumberland"/>
    </style:style>
    <style:style style:name="Filename" style:family="text">
      <style:text-properties fo:color="#000080" style:font-name="Courier New" fo:font-size="11pt" fo:language="none" fo:country="none"/>
    </style:style>
    <style:style style:name="Firstname" style:family="text"/>
    <style:style style:name="Surname" style:family="text"/>
    <style:style style:name="Othername" style:family="text"/>
    <style:style style:name="Honorific" style:family="text"/>
    <style:style style:name="Lineage" style:family="text"/>
    <style:style style:name="Jobtitle" style:family="text"/>
    <style:style style:name="Orgname" style:family="text"/>
    <style:style style:name="Command" style:family="text">
      <style:text-properties style:font-name="Times New Roman2" fo:font-style="normal" fo:font-weight="bold"/>
    </style:style>
    <style:style style:name="Replaceable" style:family="text">
      <style:text-properties fo:color="#008000" style:font-name="Courier New" fo:font-style="italic"/>
    </style:style>
    <style:style style:name="Email" style:family="text">
      <style:text-properties style:font-name="Courier New" fo:font-size="11pt"/>
    </style:style>
    <style:style style:name="Lineannotation" style:family="text">
      <style:text-properties fo:color="#008000" style:font-name="Times New Roman1" fo:font-size="12pt" style:font-name-asian="HG Mincho Light J" style:font-size-asian="14pt" style:font-name-complex="Arial Unicode MS" style:font-size-complex="14pt"/>
    </style:style>
    <style:style style:name="Year" style:family="text"/>
    <style:style style:name="Holder" style:family="text"/>
    <style:style style:name="Citetitle" style:family="text">
      <style:text-properties fo:font-style="italic"/>
    </style:style>
    <style:style style:name="Option" style:family="text" style:parent-style-name="Teletype">
      <style:text-properties fo:color="#2323dc" fo:font-weight="bold"/>
    </style:style>
    <style:style style:name="Acronym" style:family="text"/>
    <style:style style:name="Userinput" style:family="text" style:parent-style-name="Teletype"/>
    <style:style style:name="Computeroutput" style:family="text" style:parent-style-name="Teletype"/>
    <style:style style:name="Literal" style:family="text" style:parent-style-name="Teletype"/>
    <style:style style:name="Trademark.copyright" style:family="text" style:parent-style-name="Trademark"/>
    <style:style style:name="Trademark" style:family="text"/>
    <style:style style:name="Trademark-register" style:family="text" style:parent-style-name="Trademark"/>
    <style:style style:name="Trademark-trade" style:family="text" style:parent-style-name="Trademark"/>
    <style:style style:name="Trademark-service" style:family="text" style:parent-style-name="Trademark"/>
    <style:style style:name="Frame" style:family="graphic">
      <style:graphic-properties svg:width="6.6929in" fo:min-height="1.1811in" text:anchor-type="paragraph" svg:x="0in" svg:y="0in" fo:margin-left="0.0791in" fo:margin-right="0.0791in" fo:margin-top="0.0791in" fo:margin-bottom="0.0791in" style:wrap="none" style:vertical-pos="top" style:vertical-rel="paragraph-content" style:horizontal-pos="left" style:horizontal-rel="paragraph-content" fo:background-color="transparent" style:background-transparency="100%" fo:padding="0.0591in" fo:border="0.0693in solid #000000">
        <style:background-image/>
        <style:columns fo:column-count="0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Note" style:family="graphic">
      <style:graphic-properties svg:width="6.6929in" fo:min-height="0.4882in" text:anchor-type="paragraph" svg:x="0.1181in" svg:y="0.1626in" fo:margin-left="0.0791in" fo:margin-right="0.0791in" fo:margin-top="0.0791in" fo:margin-bottom="0.0791in" style:wrap="none" style:vertical-pos="bottom" style:vertical-rel="paragraph-content" style:horizontal-pos="from-left" style:horizontal-rel="page-content" fo:background-color="transparent" style:background-transparency="100%" fo:padding="0.0984in" fo:border-left="0.0346in solid #e6e6ff" fo:border-right="none" fo:border-top="none" fo:border-bottom="none">
        <style:background-image/>
      </style:graphic-properties>
    </style:style>
    <style:style style:name="Example" style:family="graphic">
      <style:graphic-properties svg:width="6.6929in" svg:height="0.7902in" fo:min-height="8%" text:anchor-type="paragraph" svg:x="0in" svg:y="0.0835in" style:wrap="none" style:vertical-pos="top" style:vertical-rel="paragraph-content" style:horizontal-pos="left" style:horizontal-rel="page-content" fo:background-color="transparent" style:background-transparency="100%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Benjamin Cheng</meta:initial-creator>
    <meta:creation-date>2006-04-10T11:18:33</meta:creation-date>
    <dc:creator>Benjamin Cheng</dc:creator>
    <dc:date>2006-04-10T16:53:22</dc:date>
    <dc:language>en-CA</dc:language>
    <meta:editing-cycles>11</meta:editing-cycles>
    <meta:editing-duration>PT4H0M36S</meta:editing-duration>
    <meta:template xlink:type="simple" xlink:actuate="onRequest" xlink:role="template" xlink:href="../../../../Program%20Files/OpenOffice.org%202.0/share/template/en-US/layout/ooo2sbk.stw" xlink:title="ooo2sbk" meta:date="2006-04-10T11:18:33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86" meta:word-count="1711" meta:character-count="9921"/>
  </office:meta>
</office:document-meta>
</file>